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hadow="none" table:border-model="separating"/>
    </style:style>
    <style:style style:name="Table1.A" style:family="table-column">
      <style:table-column-properties style:column-width="1.4153in" style:rel-column-width="2038*"/>
    </style:style>
    <style:style style:name="Table1.B" style:family="table-column">
      <style:table-column-properties style:column-width="5.2778in" style:rel-column-width="7600*"/>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_5f_ListIntro" style:master-page-name="">
      <style:paragraph-properties style:page-number="auto"/>
    </style:style>
    <style:style style:name="P7" style:family="paragraph" style:parent-style-name="OOoTextBody_5f_ListIntro" style:master-page-name="">
      <style:paragraph-properties style:page-number="auto" fo:keep-with-next="auto"/>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lways"/>
    </style:style>
    <style:style style:name="P10" style:family="paragraph" style:parent-style-name="OOoFigure" style:master-page-name="">
      <style:paragraph-properties style:page-number="auto"/>
    </style:style>
    <style:style style:name="P11" style:family="paragraph" style:parent-style-name="OOoFigure">
      <style:paragraph-properties loext:contextual-spacing="false" fo:margin-top="0.0827in" fo:margin-bottom="0.0429in"/>
    </style:style>
    <style:style style:name="P12" style:family="paragraph" style:parent-style-name="OOoFigure" style:master-page-name="">
      <style:paragraph-properties loext:contextual-spacing="false" fo:margin-top="0.0827in" fo:margin-bottom="0.161in" style:page-number="auto"/>
    </style:style>
    <style:style style:name="P13" style:family="paragraph" style:parent-style-name="OOoFigure">
      <style:paragraph-properties loext:contextual-spacing="false" fo:margin-top="0.0827in" fo:margin-bottom="0.161in"/>
    </style:style>
    <style:style style:name="P14" style:family="paragraph" style:parent-style-name="OOoFigure">
      <style:paragraph-properties loext:contextual-spacing="false" fo:margin-top="0.0827in" fo:margin-bottom="0.122in"/>
    </style:style>
    <style:style style:name="P15" style:family="paragraph" style:parent-style-name="OOoFigure">
      <style:paragraph-properties loext:contextual-spacing="false" fo:margin-top="0.0043in" fo:margin-bottom="0.0827in"/>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paragraph-properties loext:contextual-spacing="false" fo:margin-top="0in" fo:margin-bottom="0in"/>
    </style:style>
    <style:style style:name="P1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FigureCaption">
      <style:paragraph-properties fo:text-align="center" style:justify-single-word="false"/>
    </style:style>
    <style:style style:name="P20"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OOoTextBody">
      <style:paragraph-properties fo:text-align="start" style:justify-single-word="false"/>
    </style:style>
    <style:style style:name="P22" style:family="paragraph" style:parent-style-name="OOoTextBody">
      <style:paragraph-properties fo:keep-together="always" fo:orphans="0" fo:widows="0"/>
    </style:style>
    <style:style style:name="P23" style:family="paragraph" style:parent-style-name="Frame_20_contents">
      <style:paragraph-properties fo:text-align="start" style:justify-single-word="false"/>
    </style:style>
    <style:style style:name="P24" style:family="paragraph" style:parent-style-name="OOoHeading_20_2" style:master-page-name="">
      <style:paragraph-properties loext:contextual-spacing="false" fo:margin-top="0.1138in" fo:margin-bottom="0.0429in" style:page-number="auto"/>
    </style:style>
    <style:style style:name="P25" style:family="paragraph" style:parent-style-name="OOoHeading_20_2">
      <style:paragraph-properties loext:contextual-spacing="false" fo:margin-top="0.1138in" fo:margin-bottom="0.0429in"/>
    </style:style>
    <style:style style:name="P26" style:family="paragraph" style:parent-style-name="OOoHeading_20_2" style:master-page-name="">
      <style:paragraph-properties style:page-number="auto" fo:keep-with-next="always"/>
    </style:style>
    <style:style style:name="P27" style:family="paragraph" style:parent-style-name="OOoHeading_20_3">
      <style:paragraph-properties loext:contextual-spacing="false" fo:margin-top="0.0866in" fo:margin-bottom="0.0429in"/>
    </style:style>
    <style:style style:name="P28" style:family="paragraph" style:parent-style-name="OOoNum_20_123_20_End" style:list-style-name="OOoNum_20_123"/>
    <style:style style:name="P29" style:family="paragraph" style:parent-style-name="OOoNum_20_123_20_Start" style:master-page-name="">
      <style:paragraph-properties style:page-number="auto" style:shadow="none" fo:keep-with-next="always"/>
    </style:style>
    <style:style style:name="P30" style:family="paragraph" style:parent-style-name="OOoNum_20_123_20_Start" style:list-style-name="OOoNum_20_123" style:master-page-name="">
      <style:paragraph-properties style:page-number="auto" style:shadow="none" fo:keep-with-next="always"/>
    </style:style>
    <style:style style:name="P31" style:family="paragraph" style:parent-style-name="OOoList_20_1_20_Cont." style:list-style-name="OOoBullets_20_1"/>
    <style:style style:name="P32" style:family="paragraph" style:parent-style-name="OOoList_20_1_20_Cont." style:list-style-name="OOoBullets_20_1" style:master-page-name="">
      <style:paragraph-properties fo:keep-together="always" fo:orphans="0" fo:widows="0" style:page-number="auto"/>
    </style:style>
    <style:style style:name="P33" style:family="paragraph" style:parent-style-name="OOoList_20_1_20_End" style:list-style-name="OOoBullets_20_1"/>
    <style:style style:name="P34" style:family="paragraph" style:parent-style-name="OOoList_20_1_20_Start" style:master-page-name="">
      <style:paragraph-properties style:page-number="auto" fo:keep-with-next="always"/>
    </style:style>
    <style:style style:name="P35" style:family="paragraph" style:parent-style-name="OOoList_20_1_20_Start" style:master-page-name="">
      <style:paragraph-properties fo:keep-together="always" fo:orphans="0" fo:widows="0" style:page-number="auto" fo:keep-with-next="always"/>
    </style:style>
    <style:style style:name="P36" style:family="paragraph" style:parent-style-name="OOoHeading_20_0" style:master-page-name="OOoPageStyle">
      <style:paragraph-properties style:page-number="auto"/>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
      <style:paragraph-properties style:page-number="auto"/>
    </style:style>
    <style:style style:name="P39" style:family="paragraph" style:parent-style-name="OOoHeading_20_1">
      <style:paragraph-properties loext:contextual-spacing="false" fo:margin-top="0.1728in" fo:margin-bottom="0.0866in"/>
    </style:style>
    <style:style style:name="P40" style:family="paragraph">
      <style:text-properties fo:font-size="12pt"/>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text-align="center"/>
    </style:style>
    <style:style style:name="P43" style:family="paragraph">
      <style:paragraph-properties fo:text-align="center"/>
      <style:text-properties fo:font-size="11pt"/>
    </style:style>
    <style:style style:name="P44" style:family="paragraph">
      <style:paragraph-properties fo:margin-left="0in" fo:margin-right="0in" fo:margin-top="0in" fo:margin-bottom="0in" fo:line-height="100%" fo:text-align="center" fo:text-indent="0in"/>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color="#0084d1" style:font-name="Liberation Sans" fo:font-size="16pt" fo:language="en" fo:country="US" fo:font-weight="bold" style:font-weight-asian="normal" loext:opacity="100%"/>
    </style:style>
    <style:style style:name="T2" style:family="text">
      <style:text-properties style:font-name="Times New Roman1" fo:font-size="12pt" style:letter-kerning="true"/>
    </style:style>
    <style:style style:name="T3" style:family="text">
      <style:text-properties style:font-name="Liberation Sans1" fo:font-size="11pt" fo:language="en" fo:country="US"/>
    </style:style>
    <style:style style:name="T4" style:family="text">
      <style:text-properties style:use-window-font-color="true" loext:opacity="0%"/>
    </style:style>
    <style:style style:name="T5" style:family="text">
      <style:text-properties style:use-window-font-color="true" style:font-name="Times New Roman1" fo:font-size="12pt" style:letter-kerning="true" loext:opacity="0%"/>
    </style:style>
    <style:style style:name="T6" style:family="text">
      <style:text-properties style:use-window-font-color="true" style:font-name="Times New Roman1" fo:font-size="12pt" style:letter-kerning="true" style:font-weight-complex="bold" loext:opacity="0%"/>
    </style:style>
    <style:style style:name="T7" style:family="text">
      <style:text-properties style:use-window-font-color="true" fo:font-weight="normal" style:font-weight-asian="normal" style:font-weight-complex="normal" loext:opacity="0%"/>
    </style:style>
    <style:style style:name="T8" style:family="text">
      <style:text-properties style:use-window-font-color="true" fo:font-weight="bold" style:font-weight-asian="bold" style:font-weight-complex="bold" loext:opacity="0%"/>
    </style:style>
    <style:style style:name="T9" style:family="text">
      <style:text-properties style:use-window-font-color="true" style:font-weight-asian="bold" style:font-weight-complex="bold" loext:opacity="0%"/>
    </style:style>
    <style:style style:name="T10" style:family="text">
      <style:text-properties style:use-window-font-color="true" style:font-name="Times New Roman2" fo:font-size="12pt" fo:font-weight="bold" style:letter-kerning="true" style:font-weight-asian="bold" style:font-weight-complex="bold" loext:opacity="0%"/>
    </style:style>
    <style:style style:name="T11" style:family="text">
      <style:text-properties style:use-window-font-color="true" fo:font-style="normal" style:font-style-asian="normal" style:font-style-complex="normal" loext:opacity="0%"/>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2" fo:font-size="12pt" fo:font-weight="bold" style:letter-kerning="true" style:font-weight-asian="bold"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color="#000000" fo:font-weight="normal" style:font-weight-asian="normal" style:font-weight-complex="normal" loext:opacity="100%"/>
    </style:style>
    <style:style style:name="T19" style:family="text">
      <style:text-properties fo:color="#000000" fo:language="en" fo:country="US" fo:font-weight="normal" style:font-weight-asian="normal" style:font-weight-complex="normal" loext:opacity="100%"/>
    </style:style>
    <style:style style:name="T20" style:family="text">
      <style:text-properties fo:language="en" fo:country="US"/>
    </style:style>
    <style:style style:name="T21" style:family="text">
      <style:text-properties fo:language="en" fo:country="U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weight-asian="normal" style:font-weight-complex="normal"/>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796462640" text:id="ct796462640">
          <text:insertion>
            <office:change-info>
              <dc:creator>Keith McKenna</dc:creator>
              <dc:date>2021-04-22T16:59:00</dc:date>
            </office:change-info>
          </text:insertion>
        </text:changed-region>
        <text:changed-region xml:id="ct800840776" text:id="ct800840776">
          <text:insertion>
            <office:change-info>
              <dc:creator>Keith McKenna</dc:creator>
              <dc:date>2021-04-22T17:09:00</dc:date>
            </office:change-info>
          </text:inser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hapter <text:span text:style-name="OOoChapterNumber">1</text:span> <text:line-break/>Introducing Apache OpenOffice</text:h>
      <text:h text:style-name="OOoHeading_20_1" text:outline-level="2">What is Apache OpenOffice?</text:h>
      <text:p text:style-name="OOoTextBody">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OOoTextBody">Apache OpenOffice includes the following <text:alphabetical-index-mark text:string-value="components of OpenOffice.org"/>components.</text:p>
      <text:h text:style-name="P24" text:outline-level="3">Writer (word processor)</text:h>
      <text:p text:style-name="OOoTextBody">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25" text:outline-level="3">Calc (spreadsheet)</text:h>
      <text:p text:style-name="OOoTextBody">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25" text:outline-level="3"><text:soft-page-break/>Impress (presentations)</text:h>
      <text:p text:style-name="OOoTextBody">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25" text:outline-level="3">Draw (vector graphics)</text:h>
      <text:p text:style-name="P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25" text:outline-level="3">Base (database)</text:h>
      <text:p text:style-name="OOoTextBody">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OOoHeading_20_2" text:outline-level="3">Math (formula editor)</text:h>
      <text:p text:style-name="OOoTextBody">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A</text:span>dvantages of Apache OpenOffice</text:h>
      <text:p text:style-name="OOoTextBody">Here are some of the <text:alphabetical-index-mark-start text:id="IMark69543932"/>advantages of Apache OpenOffice<text:alphabetical-index-mark-end text:id="IMark69543932"/> over proprietary office suites:</text:p>
      <text:list xml:id="list2046474747184873861" text:style-name="OOoBullets_20_1">
        <text:list-item text:start-value="1">
          <text:p text:style-name="OOoList_20_1_20_Start"><text:span text:style-name="OOoStrongEmphasis">No licensing fees</text:span><text:span text:style-name="T2">. </text:span>Apache OpenOffice is free for anyone to use and distribute at no cost<text:span text:style-name="T2">. </text:span>There are no hidden charges now or in the future.</text:p>
        </text:list-item>
        <text:list-item>
          <text:p text:style-name="OOoList_20_1_20_Cont."><text:span text:style-name="OOoStrongEmphasis">Open source.</text:span> You can distribute, copy, and modify the software as much as you wish, in accordance with the Apache 2 license.</text:p>
        </text:list-item>
        <text:list-item>
          <text:p text:style-name="OOoList_20_1_20_Cont."><text:span text:style-name="OOoStrongEmphasis">Cross-platform.</text:span> Apache OpenOffice runs on several hardware architectures and under multiple operating systems, such as Microsoft Windows, macOS, and Linux.</text:p>
        </text:list-item>
        <text:list-item>
          <text:p text:style-name="OOoList_20_1_20_Cont."><text:span text:style-name="OOoStrongEmphasis">Extensive </text:span><text:alphabetical-index-mark-start text:id="IMark69544028"/><text:span text:style-name="OOoStrongEmphasis">language support</text:span><text:alphabetical-index-mark-end text:id="IMark69544028"/>. The user interface for Apache OpenOffice is available in several languages, along with spelling, hyphenation, and thesaurus dictionaries. <text:span text:style-name="T3">It</text:span> supports bi-directional text and complex text layout for many scripts.</text:p>
        </text:list-item>
        <text:list-item>
          <text:p text:style-name="OOoList_20_1_20_Cont."><text:soft-page-break/><text:span text:style-name="OOoStrongEmphasis">Consistent user interface.</text:span><text:span text:style-name="T6"> </text:span><text:span text:style-name="T7">All</text:span><text:span text:style-name="T8"> </text:span><text:span text:style-name="T4">the components have a similar “look and feel,” making them easy to use and master.</text:span></text:p>
        </text:list-item>
        <text:list-item>
          <text:p text:style-name="OOoList_20_1_20_Cont."><text:span text:style-name="OOoStrongEmphasis">Integration.</text:span><text:span text:style-name="T4"> The components of Apache OpenOffice are well integrated with one another.</text:span></text:p>
        </text:list-item>
      </text:list>
      <text:list xml:id="list3942789546405525619" text:style-name="OOoBullets_20_2">
        <text:list-item>
          <text:list>
            <text:list-item>
              <text:p text:style-name="OOoList_20_2_20_Start">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OOoList_20_2_20_End">You do not need to know which application was used to create a particular file. For example, you can open a Draw file from Writer; it will open automatically in Draw.</text:p>
        </text:list-item>
      </text:list>
      <text:list xml:id="list37335125" text:continue-list="list2046474747184873861" text:style-name="OOoBullets_20_1">
        <text:list-item>
          <text:p text:style-name="OOoList_20_1_20_Cont."><text:span text:style-name="OOoStrongEmphasis"><text:span text:style-name="T9">Granularity</text:span></text:span><text:span text:style-name="OOoStrongEmphasis"><text:span text:style-name="T10">. </text:span></text:span>Usually,<text:span text:style-name="T4"> if you change an option, it affects all components</text:span><text:span text:style-name="T5">. </text:span><text:span text:style-name="T4">However, Apache OpenOffice o</text:span><text:span text:style-name="T11">ptions</text:span><text:span text:style-name="T4"> can be set at a </text:span><text:span text:style-name="T7">component level or even document level.</text:span></text:p>
        </text:list-item>
        <text:list-item>
          <text:p text:style-name="P31"><text:span text:style-name="OOoStrongEmphasis"><text:span text:style-name="T9">File compatibili</text:span></text:span><text:span text:style-name="OOoStrongEmphasis"><text:span text:style-name="T12">ty.</text:span></text:span><text:span text:style-name="T14"> In addition to its native OpenDocument formats, </text:span>Apache OpenOffice includes support for opening and saving files in many common formats including Microsoft Office (does not include saving in the newer formats docx, xlsx for example), HTML, XML and PDF (export only).</text:p>
        </text:list-item>
        <text:list-item>
          <text:p text:style-name="OOoList_20_1_20_Cont."><text:span text:style-name="OOoStrongEmphasis"><text:span text:style-name="T13">No vendor lock-in</text:span></text:span><text:span text:style-name="OOoStrongEmphasis"><text:span text:style-name="T15">. </text:span></text:span>Apache OpenOffice uses <text:alphabetical-index-mark text:string-value="OpenDocument format"/>OpenDocument, an XML (<text:span text:style-name="T16">eXtensible Markup Language</text:span>) file format developed as an industry standard by <text:alphabetical-index-mark-start text:id="IMark69543452"/>OASIS<text:alphabetical-index-mark-end text:id="IMark69543452"/> (Organization for the Advancement of Structured Information Standards). These files can easily be unzipped and read by any text editor, and their framework is open and published.</text:p>
        </text:list-item>
        <text:list-item>
          <text:p text:style-name="OOoList_20_1_20_Cont."><text:span text:style-name="OOoStrongEmphasis">You have a voice.</text:span><text:span text:style-name="Definition"><text:span text:style-name="T18"> Enhancements, software fixes, and release dates are community-driven</text:span></text:span><text:span text:style-name="Definition"><text:span text:style-name="T19">. You can join the community and affect the course of the product you use.</text:span></text:span></text:p>
        </text:list-item>
      </text:list>
      <text:h text:style-name="OOoHeading_20_1" text:outline-level="2"><text:span text:style-name="T20">Minimum</text:span> requirements</text:h>
      <text:p text:style-name="OOoTextBody_5f_ListIntro">Apache OpenOffice 4.1 requires one of the following operating systems:</text:p>
      <text:list xml:id="list37305769" text:continue-list="list37335125" text:style-name="OOoBullets_20_1">
        <text:list-item text:start-value="1">
          <text:p text:style-name="OOoList_20_1_20_Start"><text:alphabetical-index-mark text:string-value="system requirements" text:key1="Microsoft Windows"/><text:span text:style-name="OOoStrongEmphasis">Microsoft Windows</text:span> XP, 2003, 2012, Vista, 7, 8, 8.1, or 10</text:p>
        </text:list-item>
        <text:list-item>
          <text:p text:style-name="OOoList_20_1_20_Cont."><text:alphabetical-index-mark text:string-value="system requirements" text:key1="GNU/Linux"/><text:span text:style-name="OOoStrongEmphasis">GNU/</text:span><text:alphabetical-index-mark text:string-value="system requirements" text:key1="Linux"/><text:span text:style-name="OOoStrongEmphasis">Linux</text:span> Kernel version 2.6 and glibc 2.5 or higher</text:p>
        </text:list-item>
        <text:list-item>
          <text:p text:style-name="OOoList_20_1_20_End"><text:alphabetical-index-mark text:string-value="system requirements" text:key1="Mac OS X"/><text:span text:style-name="OOoStrongEmphasis">macOS</text:span> 10.7 (Lion) or higher</text:p>
        </text:list-item>
      </text:list>
      <text:p text:style-name="OOoTextBody">For more details, see <text:a xlink:type="simple" xlink:href="https://www.openoffice.org/dev_docs/source/sys_reqs_aoo41.html" text:style-name="Internet_20_link" text:visited-style-name="Visited_20_Internet_20_Link">https://www.openoffice.org/dev_docs/source/sys_reqs_aoo41.html</text:a></text:p>
      <text:p text:style-name="OOoTextBody">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ext:span text:style-name="T20">those</text:span>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OOoTip_2f_Note_2f_Caution"><text:change-start text:change-id="ct796462640"/>Note<text:change-end text:change-id="ct796462640"/></text:p>
          </table:table-cell>
          <table:table-cell table:style-name="Table1.B1" office:value-type="string">
            <text:p text:style-name="OOoTableText"><text:change-start text:change-id="ct800840776"/>For Microsoft Windows 32-bit JRE MUST be installed, even on a 64-bit machine<text:change-end text:change-id="ct800840776"/></text:p>
          </table:table-cell>
        </table:table-row>
      </table:table>
      <text:p text:style-name="OOoTextBody"/>
      <text:h text:style-name="P37" text:outline-level="2"><text:soft-page-break/>How to get and install the software</text:h>
      <text:p text:style-name="P7">You can <text:alphabetical-index-mark text:string-value="downloading OpenOffice.org"/>download the installation package (approximately 150 MB) from the project’s website, <text:a xlink:type="simple" xlink:href="https://www.openoffice.org/download/index.html" text:style-name="Internet_20_link" text:visited-style-name="Visited_20_Internet_20_Link">https://www.openoffice.org/download/index.html</text:a>. The download process automatically redirects to a SourceForge web page which starts the download without the need to take any action on that page. </text:p>
      <text:p text:style-name="OOoTextBody">To install Apache OpenOffice, follow the same procedure that you use to install other software.</text:p>
      <text:h text:style-name="P38" text:outline-level="2">Extensions and add-ons</text:h>
      <text:p text:style-name="OOoTextBody"><text:alphabetical-index-mark text:string-value="sources of" text:key1="extensions and addons"/>Extensions and add-ons that enhance Apache OpenOffice are collected in the official extensions repository, <text:a xlink:type="simple" xlink:href="https://extensions.openoffice.org/" text:style-name="Internet_20_link" text:visited-style-name="Visited_20_Internet_20_Link">https://extensions.openoffice.org/</text:a>. Most are free, but some are not. See Chapter 11 (Setting up and Customizing Apache OpenOffice) for more information.</text:p>
      <text:h text:style-name="OOoHeading_20_1" text:outline-level="2"><text:alphabetical-index-mark text:string-value="starting OpenOffice.org"/>Starting Apache OpenOffice</text:h>
      <text:p text:style-name="OOoTextBody">In general, you start <text:span text:style-name="T20">Apache OpenOffice</text:span> the same way you start any other program on your computer.</text:p>
      <text:p text:style-name="OOoTextBody">On Windows and Linux, entries for <text:span text:style-name="T20">Apache OpenOffice</text:span> and each of its components appear in the system menu of your computer. On macOS, only an entry for <text:span text:style-name="T20">Apache OpenOffice</text:span> is added to the Applications menu. You can make a desktop icon for <text:span text:style-name="T20">Apache OpenOffice</text:span> or a component in the same way you can make a desktop icon for any other program; see your operating system’s help for how to do this.</text:p>
      <text:list xml:id="list37316333" text:continue-numbering="true" text:style-name="OOoBullets_20_1">
        <text:list-item>
          <text:p text:style-name="OOoList_20_1_20_Start">Clicking on the <text:span text:style-name="T20">Apache OpenOffice</text:span> menu entry, desktop icon, or tile opens the <text:span text:style-name="T20">Apache OpenOffice</text:span>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OOoList_20_1_20_Cont.">On Windows, you can use the Quickstarter (see below).</text:p>
        </text:list-item>
        <text:list-item>
          <text:p text:style-name="OOoList_20_1_20_Cont.">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If you have associated Microsoft Office file types with Apache OpenOffice, then when you double-click on a <text:span text:style-name="OOoComputerCode">*.doc</text:span> (Word) file, it opens in Writer; <text:span text:style-name="OOoComputerCode">*.xls</text:span> (Excel) files open in Calc, and <text:span text:style-name="OOoComputerCode">*.ppt</text:span> (PowerPoint) files open in Impress.</text:p>
      <text:p text:style-name="OOoTextBody">If you did not associate the file types, then when you double-click on a Microsoft Word document, it opens in Microsoft Word (if Word is installed on your computer), Excel files open in Excel, and PowerPoint files open in PowerPoint.</text:p>
      <text:p text:style-name="OOoTextBody">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OOoHeading_20_2" text:outline-level="3"><text:soft-page-break/>Using the Quickstarter under Windows</text:h>
      <text:p text:style-name="OOoTextBody">The <text:alphabetical-index-mark-start text:id="IMark69543164"/><text:alphabetical-index-mark text:string-value="Quickstarter" text:key1="Microsoft Windows"/>Quickstarter<text:alphabetical-index-mark-end text:id="IMark69543164"/>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OOoHeading_20_3" text:outline-level="4">Using the Quickstarter icon</text:h>
      <text:p text:style-name="P8">Right-click the <text:span text:style-name="OOoMenuPath">Quickstarter</text:span> icon in the system tray to open a pop-up menu (<text:sequence-ref text:reference-format="category-and-value" text:ref-name="refFigure0">Figure 1</text:sequence-ref>) from which you can open a new document, open the Templates and Documents dialog, or choose an existing document to open. You can also double-click the <text:span text:style-name="OOoMenuPath">Quickstarter</text:span> icon to directly open the Templates and Documents dialog.</text:p>
      <text:p text:style-name="P12"><draw:frame draw:style-name="fr1" draw:name="Frame2" text:anchor-type="as-char" svg:width="2.8547in" draw:z-index="1"><draw:text-box fo:min-height="2.8681in"><text:p text:style-name="OOoFigureCaption"><draw:frame draw:style-name="fr14" draw:name="Image2" text:anchor-type="paragraph" svg:x="0in" svg:y="0in" svg:width="2.8547in" svg:height="2.8937in" draw:z-index="28"><draw:image xlink:href="Pictures/10000201000001250000012943836A17.png" xlink:type="simple" xlink:show="embed" xlink:actuate="onLoad"/></draw:frame><draw:custom-shape text:anchor-type="paragraph" draw:z-index="2" draw:name="Shape24" draw:style-name="gr1" draw:text-style-name="P40"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o close the Quickstarter, right-click on the icon in the system tray, and then click <text:span text:style-name="OOoMenuPath">Exit Quickstarter</text:span> on the pop-up menu. The next time the computer is restarted, the Quickstarter will be loaded again.</text:p>
      <text:p text:style-name="OOoTextBody">To prevent Apache OpenOffice from loading during system startup, deselect the <text:span text:style-name="OOoMenuPath">Load OpenOffice during system start-up</text:span> item on the pop-up menu. You might want to do this if your computer has insufficient memory, for example.</text:p>
      <text:h text:style-name="P27" text:outline-level="4"><text:reference-mark-start text:name="Reactivating the Quickstarter"/>Reactivating the Quickstarter<text:reference-mark-end text:name="Reactivating the Quickstarter"/></text:h>
      <text:p text:style-name="OOoTextBody">If the Quickstarter has been disabled, you can reactivate it by selecting the <text:span text:style-name="OOoMenuPath">Load OpenOffice during system start-up</text:span> checkbox in <text:span text:style-name="OOoMenuPath">Tools &gt; Options &gt; OpenOffice &gt; Memory</text:span>.</text:p>
      <text:h text:style-name="OOoHeading_20_2" text:outline-level="3">Using the Quickstarter in Linux and macOS</text:h>
      <text:p text:style-name="P4">Apache OpenOffice under <text:alphabetical-index-mark text:string-value="Quickstarter" text:key1="Linux"/>Linux has a Quickstarter that looks and acts like the one described above for Windows. (The checkbox on the Memory page is labeled <text:span text:style-name="OOoMenuPath">Enable systray quickstarter</text:span>. If you do not have this checkbox, the Quickstarter module is not installed on your system.)</text:p>
      <text:p text:style-name="P21">macOS provides similar functionality through a pop-up menu from the dock.</text:p>
      <text:h text:style-name="OOoHeading_20_1" text:outline-level="2"><text:soft-page-break/><text:alphabetical-index-mark text:string-value="parts of the main window"/>Parts of the main window</text:h>
      <text:p text:style-name="P9">The main window is similar in each component of Apache OpenOffice, although some details vary. See the chapters in this book about Writer, Calc, Draw, and Impress for descriptions of those details.</text:p>
      <text:p text:style-name="OOoTextBody">Common features include the menu bar, the standard toolbar, and the formatting toolbar at the top of the window and the status bar at the bottom.</text:p>
      <text:p text:style-name="OOoFigure"/>
      <text:p text:style-name="OOoFigureCaption"><draw:frame draw:style-name="fr2" draw:name="WriterWindow" text:anchor-type="paragraph" fo:min-width="6.6in" draw:z-index="7"><draw:text-box fo:min-height="0.2in"><text:p text:style-name="P23"><text:s/><draw:frame draw:style-name="fr3" draw:name="Frame6" text:anchor-type="as-char" svg:width="6.6909in" draw:z-index="9"><draw:text-box fo:min-height="4.3508in"><text:p text:style-name="OOoFigureCaption"><draw:g text:anchor-type="paragraph" draw:z-index="10" draw:style-name="gr24"><draw:frame draw:style-name="gr25" draw:text-style-name="P45" svg:width="6.6906in" svg:height="4.3504in" svg:x="0in" svg:y="0in"><draw:image xlink:href="Pictures/10000201000003C80000027585B12248.png" xlink:type="simple" xlink:show="embed" xlink:actuate="onLoad"><text:p text:style-name="P44"><text:span text:style-name="T25">Sidebar`</text:span></text:p></draw:image></draw:frame><draw:frame draw:style-name="gr26" draw:text-style-name="P47" svg:width="1.1331in" svg:height="0.4831in" svg:x="0.7319in" svg:y="1.4201in"><draw:text-box><text:p text:style-name="P46"><text:span text:style-name="T25">Standard</text:span></text:p><text:p text:style-name="P46"><text:span text:style-name="T25">Toolbar</text:span></text:p></draw:text-box></draw:frame><draw:line draw:style-name="gr27" draw:text-style-name="P41" svg:x1="1.122in" svg:y1="1.4728in" svg:x2="0.7752in" svg:y2="0.5614in"><text:p/></draw:line><draw:frame draw:style-name="gr26" draw:text-style-name="P47" svg:width="1.0894in" svg:height="0.4831in" svg:x="2.6839in" svg:y="1.4362in"><draw:text-box><text:p text:style-name="P46"><text:span text:style-name="T25">Formatting</text:span></text:p><text:p text:style-name="P46"><text:span text:style-name="T25">Toolbar</text:span></text:p></draw:text-box></draw:frame><draw:line draw:style-name="gr28" draw:text-style-name="P41" svg:x1="3.0307in" svg:y1="1.4795in" svg:x2="3.6378in" svg:y2="0.785in"><text:p/></draw:line><draw:line draw:style-name="gr29" draw:text-style-name="P41" svg:x1="3.6378in" svg:y1="2.1646in" svg:x2="4.8957in" svg:y2="1.7307in"><text:p/></draw:line><draw:frame draw:style-name="gr30" draw:text-style-name="P47" svg:width="0.9795in" svg:height="0.2913in" svg:x="1.5307in" svg:y="3.6965in"><draw:text-box><text:p text:style-name="P46"><text:span text:style-name="T25">Status Bar</text:span></text:p></draw:text-box></draw:frame><draw:line draw:style-name="gr31" draw:text-style-name="P41" svg:x1="2.0272in" svg:y1="3.8799in" svg:x2="2.5043in" svg:y2="4.2272in"><text:p/></draw:line><draw:frame draw:style-name="gr32" draw:text-style-name="P47" svg:width="0.6996in" svg:height="0.2913in" svg:x="3.1846in" svg:y="0.0937in"><draw:text-box><text:p text:style-name="P46"><text:span text:style-name="T25">Menus</text:span></text:p></draw:text-box></draw:frame><draw:line draw:style-name="gr33" draw:text-style-name="P41" svg:x1="3.2476in" svg:y1="0.2398in" svg:x2="2.5102in" svg:y2="0.3264in"><text:p/></draw:line><draw:frame draw:style-name="gr34" draw:text-style-name="P47" svg:width="0.6807in" svg:height="0.2913in" svg:x="1.4693in" svg:y="2.5555in"><draw:text-box><text:p text:style-name="P46"><text:span text:style-name="T25">Rulers</text:span></text:p></draw:text-box></draw:frame><draw:line draw:style-name="gr35" draw:text-style-name="P41" svg:x1="1.7295in" svg:y1="2.5555in" svg:x2="1.7295in" svg:y2="1.0362in"><text:p/></draw:line><draw:line draw:style-name="gr36" draw:text-style-name="P41"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OOoHeading_20_2" text:outline-level="3">Menu bar</text:h>
      <text:p text:style-name="OOoTextBody_5f_ListIntro">The <text:alphabetical-index-mark text:string-value="menu bar"/><text:span text:style-name="T22">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File</text:span> contains commands that apply to the entire document such as Open, Save, and Export as PDF.</text:p>
        </text:list-item>
      </text:list>
      <text:list xml:id="list37319195" text:continue-list="list37316333" text:style-name="OOoBullets_20_1">
        <text:list-item>
          <text:p text:style-name="OOoList_20_1_20_Cont."><text:span text:style-name="OOoStrongEmphasis">Edit</text:span> contains commands for editing the document such as Undo: xxx (where xxx is the command to undo) and Find &amp; Replace. It also contains commands to cut, copy, and paste selected parts of your document.</text:p>
        </text:list-item>
        <text:list-item>
          <text:p text:style-name="OOoList_20_1_20_Cont."><text:span text:style-name="OOoStrongEmphasis">View</text:span> contains commands for controlling the display of the document such as Zoom and Web Layout.</text:p>
        </text:list-item>
        <text:list-item>
          <text:p text:style-name="OOoList_20_1_20_Cont."><text:span text:style-name="OOoStrongEmphasis">Insert</text:span> contains commands for inserting elements into your document such as Header, Footer, and Picture.</text:p>
        </text:list-item>
        <text:list-item>
          <text:p text:style-name="OOoList_20_1_20_Cont."><text:soft-page-break/><text:span text:style-name="OOoStrongEmphasis">Format</text:span> contains commands, such as Styles and Formatting and AutoCorrect, for formatting the layout of your document.</text:p>
        </text:list-item>
        <text:list-item>
          <text:p text:style-name="OOoList_20_1_20_Cont."><text:span text:style-name="OOoStrongEmphasis">Table</text:span> shows all commands to insert and edit a table in a text document.</text:p>
        </text:list-item>
        <text:list-item>
          <text:p text:style-name="OOoList_20_1_20_Cont."><text:span text:style-name="OOoStrongEmphasis">Tools</text:span> contains functions such as Spelling and Grammar, Customize, and Options.</text:p>
        </text:list-item>
        <text:list-item>
          <text:p text:style-name="OOoList_20_1_20_Cont."><text:span text:style-name="OOoStrongEmphasis">Window</text:span> contains commands for the display window.</text:p>
        </text:list-item>
        <text:list-item>
          <text:p text:style-name="OOoList_20_1_20_End"><text:span text:style-name="OOoStrongEmphasis">Help</text:span> contains links to the OpenOffice Help file, What’s This?, and information about the program.</text:p>
        </text:list-item>
      </text:list>
      <text:h text:style-name="P26" text:outline-level="3"><text:alphabetical-index-mark text:string-value="overview" text:key1="toolbars"/>Toolbars</text:h>
      <text:p text:style-name="P8">Apache OpenOffice has several types of toolbars: docked, floating, and tear-off. Docked toolbars can be moved to different locations or made to float, and floating toolbars can be docked.</text:p>
      <text:p text:style-name="OOoTextBody">The top docked toolbar is called the <text:span text:style-name="OOoEmphasis">Standard toolbar</text:span>. The <text:alphabetical-index-mark text:string-value="Standard toolbar"/><text:span text:style-name="OOoEmphasis"><text:span text:style-name="T17">Standard toolbar</text:span></text:span> is consistent across the OpenOffice applications.</text:p>
      <text:p text:style-name="OOoTextBody">The second toolbar at the top is the <text:alphabetical-index-mark text:string-value="Formatting toolbar"/><text:span text:style-name="OOoEmphasis">Formatting toolbar</text:span>.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p>
      <text:h text:style-name="P27" text:outline-level="4">Displaying or hiding toolbars</text:h>
      <text:p text:style-name="OOoTextBody">To <text:alphabetical-index-mark text:string-value="displaying or hiding" text:key1="toolbars"/>display or hide toolbars, choose <text:span text:style-name="OOoMenuPath">View &gt; Toolbars</text:span><text:span text:style-name="T14">, then click on the name of a toolbar in the list.</text:span> An active toolbar shows a checkmark beside its name. Tear-off toolbars are not listed in the View menu.</text:p>
      <text:h text:style-name="P27" text:outline-level="4">Submenus and <text:alphabetical-index-mark-start text:id="IMark292351888"/>tear-off toolbars<text:alphabetical-index-mark-end text:id="IMark292351888"/></text:h>
      <text:p text:style-name="OOoTextBody">Toolbar icons with a small triangle to the right will display <text:span text:style-name="OOoEmphasis">submenus</text:span>, <text:span text:style-name="OOoEmphasis">tear-off toolbars</text:span>, and other ways of selecting things, depending on the icon.</text:p>
      <text:p text:style-name="OOoTextBody"><text:sequence-ref text:reference-format="category-and-value" text:ref-name="refFigure2">Figure 3</text:sequence-ref> shows a tear-off toolbar from the Drawing toolbar.</text:p>
      <text:p text:style-name="OOoTextBody">The tear-off toolbars can be <text:alphabetical-index-mark text:string-value="floating toolbars"/>floating or docked along an edge of the screen or in one of the existing toolbar areas. To move a floating tear-off <text:span text:style-name="T20">toolbar</text:span>, drag it by the title bar. See “<text:reference-ref text:reference-format="text" text:ref-name="moving toolbars">Moving toolbars</text:reference-ref>” below.</text:p>
      <text:p text:style-name="OOoFigure"><draw:frame draw:style-name="fr4" draw:name="Frame3" text:anchor-type="as-char" svg:y="-0.8811in" svg:width="4.5091in" draw:z-index="18"><draw:text-box fo:min-height="2.5626in"><text:p text:style-name="OOoFigureCaption"><draw:frame draw:style-name="fr15" draw:name="graphics5" text:anchor-type="as-char" svg:width="4.5193in" svg:height="2.3264in" draw:z-index="26"><draw:image xlink:href="Pictures/10000201000002420000011BBE8C4F0C.png" xlink:type="simple" xlink:show="embed" xlink:actuate="onLoad"/></draw:frame></text:p><text:p text:style-name="OOoFigureCaption">Figure <text:sequence text:ref-name="refFigure2" text:name="Figure" text:formula="ooow:Figure+1" style:num-format="1">3</text:sequence>: Example of a tear-off toolbar</text:p></draw:text-box></draw:frame> </text:p>
      <text:h text:style-name="P27" text:outline-level="4"><text:soft-page-break/>Floating toolbars</text:h>
      <text:p text:style-name="OOoTextBody">Apache OpenOffice includes several additional context-sensitive toolbars, whose defaults appear as <text:alphabetical-index-mark-start text:id="IMark292351888"/>floating toolbars<text:alphabetical-index-mark-end text:id="IMark292351888"/> in response to the cursor’s current position or selection. For example, when the cursor is in a table, a floating <text:span text:style-name="OOoEmphasis">Table</text:span><text:span text:style-name="OOoEmphasis"><text:span text:style-name="T17">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below).</text:p>
      <text:h text:style-name="OOoHeading_20_3" text:outline-level="4"><text:reference-mark-start text:name="moving toolbars"/>Moving toolbars<text:reference-mark-end text:name="moving toolbars"/></text:h>
      <text:p text:style-name="OOoTextBody">To <text:alphabetical-index-mark text:string-value="moving" text:key1="toolbars"/>move a docked toolbar, place the mouse pointer over the toolbar handle (the small vertical bar to the left of the toolbar), hold down the left mouse button, drag the toolbar to the new location, and then release the <text:span text:style-name="OOoEmphasis"><text:span text:style-name="T17">mouse button (</text:span></text:span><text:span text:style-name="OOoEmphasis"><text:span text:style-name="T17"><text:sequence-ref text:reference-format="category-and-value" text:ref-name="refFigure3">Figure 4</text:sequence-ref></text:span></text:span><text:span text:style-name="OOoEmphasis"><text:span text:style-name="T17">)</text:span></text:span>. To move a floating toolbar, click on its title bar and drag it to a new location (Figure <text:sequence-ref text:reference-format="value" text:ref-name="refFigure4">5</text:sequence-ref>).</text:p>
      <text:p text:style-name="P11"><draw:frame draw:style-name="fr5" draw:name="Frame4" text:anchor-type="as-char" svg:width="4.8181in" draw:z-index="11"><draw:text-box fo:min-height="1.7626in"><text:p text:style-name="OOoFigureCaption"><text:s/><draw:g text:anchor-type="as-char" draw:z-index="12" draw:style-name="gr2"><draw:frame draw:style-name="gr3" draw:text-style-name="P41" svg:width="3.8724in" svg:height="0.9453in" svg:x="0.9382in" svg:y="0.2346in"><draw:image xlink:href="Pictures/1000000000000259000000942C3C5BF2.png" xlink:type="simple" xlink:show="embed" xlink:actuate="onLoad"><text:p/></draw:image></draw:frame><draw:rect draw:style-name="gr37" draw:text-style-name="P45" svg:width="2.1098in" svg:height="0.2815in" svg:x="0in" svg:y="0in"><text:p text:style-name="P44"><text:span text:style-name="T25">Handles of docked toolbars</text:span></text:p></draw:rect><draw:line draw:style-name="gr38" draw:text-style-name="P41" svg:x1="0.5161in" svg:y1="0.2343in" svg:x2="0.9382in" svg:y2="0.9835in"><text:p/></draw:line><draw:line draw:style-name="gr39" draw:text-style-name="P41" svg:x1="0.5161in" svg:y1="0.2343in" svg:x2="0.9382in" svg:y2="0.7492in"><text:p/></draw:line></draw:g></text:p><text:p text:style-name="OOoFigureCaption">Figure <text:sequence text:ref-name="refFigure3" text:name="Figure" text:formula="ooow:Figure+1" style:num-format="1">4</text:sequence>: Moving a docked toolbar</text:p></draw:text-box></draw:frame> </text:p>
      <text:p text:style-name="P14"><draw:frame draw:style-name="fr5" draw:name="Frame5" text:anchor-type="as-char" svg:width="4.398in" draw:z-index="19"><draw:text-box fo:min-height="1.1744in"><text:p text:style-name="OOoFigureCaption"><draw:frame draw:style-name="fr16" draw:name="graphics13" text:anchor-type="as-char" svg:width="4.398in" svg:height="0.9839in" draw:z-index="20"><draw:image xlink:href="Pictures/10000201000001990000005F4023753F.png" xlink:type="simple" xlink:show="embed" xlink:actuate="onLoad"/></draw:frame></text:p><text:p text:style-name="OOoFigureCaption">Figure <text:sequence text:ref-name="refFigure4" text:name="Figure" text:formula="ooow:Figure+1" style:num-format="1">5</text:sequence>: Moving a floating toolbar</text:p></draw:text-box></draw:frame> </text:p>
      <text:h text:style-name="P27" text:outline-level="4"><text:reference-mark-start text:name="docking/floating"/>Docking/floating windows and toolbars<text:reference-mark-end text:name="docking/floating"/></text:h>
      <text:p text:style-name="OOoTextBody">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9">To dock a window or toolbar, hold down the <text:span text:style-name="OOoEmphasis">Control</text:span> key and double-click on the frame of the floating window (or in a vacant area near the icons at the top of the floating window) to dock it in its last position.</text:p>
      <text:p text:style-name="OOoFigure"><draw:frame draw:style-name="fr6" draw:name="Frame15" text:anchor-type="as-char" svg:width="2.9374in" draw:z-index="21"><draw:text-box fo:min-height="1.3154in"><text:p text:style-name="OOoFigureCaption"><draw:frame draw:style-name="fr17" draw:name="graphics28" text:anchor-type="paragraph" svg:x="0.0016in" svg:y="0.0008in" svg:width="2.6882in" svg:height="1.102in" draw:z-index="24"><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OOoTextBody">To undock a window, hold down the <text:span text:style-name="T22">Control</text:span> key and double-click on the frame (or a vacant area near the icons at the top) of the docked window.</text:p>
      <text:h text:style-name="P27" text:outline-level="4"><text:soft-page-break/>Customizing toolbars</text:h>
      <text:p text:style-name="OOoTextBody">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OOoTextBody">To access a toolbar’s customization options, use the down-arrow at the end of the toolbar or on its title bar.</text:p>
      <text:p text:style-name="OOoFigure"><draw:frame draw:style-name="fr7" draw:name="Frame10" text:anchor-type="as-char" svg:width="2.9071in" draw:z-index="25"><draw:text-box fo:min-height="1.4075in"><text:p text:style-name="OOoFigureCaption"><draw:frame draw:style-name="fr18" draw:name="graphics23" text:anchor-type="as-char" svg:width="2.9071in" svg:height="1.1016in" draw:z-index="29"><draw:image xlink:href="Pictures/100002010000012D00000072DC59604F.png" xlink:type="simple" xlink:show="embed" xlink:actuate="onLoad"/></draw:frame></text:p><text:p text:style-name="OOoFigureCaption">Figure <text:sequence text:ref-name="refFigure6" text:name="Figure" text:formula="ooow:Figure+1" style:num-format="1">7</text:sequence>: Customizing toolbars</text:p></draw:text-box></draw:frame> </text:p>
      <text:p text:style-name="OOoTextBody">To <text:alphabetical-index-mark-start text:id="IMark78443592" text:key1="toolbars"/>show or hide icons<text:alphabetical-index-mark-end text:id="IMark78443592"/> defined for the selected toolbar, choose <text:span text:style-name="OOoMenuPath">Visible Buttons</text:span> from the drop-down menu. Visible icons are indicated by an outline around the icon. Click on icons to hide or show them on the toolbar.</text:p>
      <text:p text:style-name="P15"><draw:frame draw:style-name="fr6" draw:name="Frame14" text:anchor-type="as-char" svg:width="4.5083in" draw:z-index="30"><draw:text-box fo:min-height="2.2689in"><text:p text:style-name="OOoFigureCaption"><draw:frame draw:style-name="fr19" draw:name="graphics25" text:anchor-type="paragraph" svg:x="0.0016in" svg:y="0.0008in" svg:width="5.5583in" style:rel-width="100%" svg:height="2.6189in" style:rel-height="scale" draw:z-index="31"><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OOoTextBody">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OOoHeading_20_2" text:outline-level="3">Status bar</text:h>
      <text:p text:style-name="OOoTextBody">The <text:alphabetical-index-mark-start text:id="IMark78443592"/>status bar<text:alphabetical-index-mark-end text:id="IMark78443592"/> is located at the bottom of the workspace. It provides information about the document and convenient ways to quickly change some features. It is similar in Writer, Calc, Impress, and Draw, although each component includes some component-specific items.</text:p>
      <text:p text:style-name="P11"><draw:frame draw:style-name="fr6" draw:name="Frame41" text:anchor-type="as-char" svg:width="5.5689in" draw:z-index="33"><draw:text-box fo:min-height="1.2602in"><text:p text:style-name="OOoFigureCaption"><draw:frame draw:style-name="fr20" draw:name="graphics47" text:anchor-type="as-char" svg:width="5.5709in" svg:height="1.0043in" draw:z-index="34"><draw:image xlink:href="Pictures/10000201000001D100000054FF95BD04.png" xlink:type="simple" xlink:show="embed" xlink:actuate="onLoad"/></draw:frame></text:p><text:p text:style-name="OOoFigureCaption">Figure <text:sequence text:ref-name="refFigure8" text:name="Figure" text:formula="ooow:Figure+1" style:num-format="1">9</text:sequence>: Left end of status bar in Writer</text:p></draw:text-box></draw:frame> </text:p>
      <text:p text:style-name="P13"><text:soft-page-break/><draw:frame draw:style-name="fr6" draw:name="Frame42" text:anchor-type="as-char" svg:width="5.602in" draw:z-index="38"><draw:text-box fo:min-height="1.2563in"><text:p text:style-name="OOoFigureCaption"><draw:frame draw:style-name="fr21" draw:name="graphics51" text:anchor-type="paragraph" svg:x="0in" svg:y="0in" svg:width="5.602in" svg:height="1.0665in" draw:z-index="3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6">Common status bar items are described below.</text:p>
      <text:p text:style-name="OOoDefinitionTerm">Page, sheet, or slide number</text:p>
      <text:p text:style-name="OOoDefinition">Shows the current page, sheet, or slide number and the total number of pages, sheets, or slides in the document. Double-click on this field to open the Navigator. Other uses of this field depend on the component.</text:p>
      <text:p text:style-name="OOoDefinitionTerm">Page style or slide design</text:p>
      <text:p text:style-name="OOoDefinition">Shows the current page style or slide design. To edit the current page style or slide design, double-click on this field.</text:p>
      <text:p text:style-name="OOoDefinitionTerm">Unsaved changes</text:p>
      <text:p text:style-name="OOoDefinition">An asterisk (*) appears here if changes to the document have not been saved.</text:p>
      <text:p text:style-name="OOoDefinitionTerm">Digital signature</text:p>
      <text:p text:style-name="OOoDefinition">If the document has been digitally signed, an icon shows here. You can double-click the icon to view the certificate.</text:p>
      <text:p text:style-name="OOoDefinitionTerm">Object information</text:p>
      <text:p text:style-name="OOoDefinition">Displays information relevant to the cursor’s position or the selected element of the document. Double-clicking in this area usually opens a relevant dialog.</text:p>
      <text:p text:style-name="OOoDefinitionTerm">Zoom slider and percent</text:p>
      <text:p text:style-name="OOoDefinition">To change the view magnification, drag the Zoom slider, or click on the + and — signs, or right-click on the zoom level percent to pop up a list of magnification values from which to choose. Double-clicking on the zoom level percent opens the <text:span text:style-name="OOoStrongEmphasis">Zoom &amp; View Layout</text:span> dialog.</text:p>
      <text:h text:style-name="OOoHeading_20_2" text:outline-level="3"><text:alphabetical-index-mark-start text:id="IMark78443592"/>Sidebar<text:alphabetical-index-mark-end text:id="IMark78443592"/></text:h>
      <text:p text:style-name="OOoTextBody">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OOoTextBody">All four components contain the Properties, Styles,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on the text in the main edit window and using the Styles panel in the sidebar to change text attributes.</text:p>
      <text:p text:style-name="OOoTextBody">Toolbars and Sidebar panels share many functions. For example, the buttons for making text bold or italic exist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OOoFigure"><draw:frame draw:style-name="fr8" draw:name="Frame136" text:anchor-type="as-char" svg:width="5.0217in" draw:z-index="3"><draw:text-box fo:min-height="4.7035in"><text:p text:style-name="OOoFigureCaption"><draw:g text:anchor-type="as-char" draw:z-index="4" draw:style-name="gr2"><draw:frame draw:style-name="gr3" draw:text-style-name="P41" svg:width="2.5642in" svg:height="4.3598in" svg:x="1.0693in" svg:y="0in"><draw:image xlink:href="Pictures/1000000000000195000002B06BA0BB7D.png" xlink:type="simple" xlink:show="embed" xlink:actuate="onLoad"><text:p/></draw:image></draw:frame><draw:rect draw:style-name="gr4" draw:text-style-name="P41" svg:width="0.2406in" svg:height="0.1921in" svg:x="3.3929in" svg:y="0.0346in"><text:p/></draw:rect><draw:rect draw:style-name="gr5" draw:text-style-name="P43" svg:width="0.6724in" svg:height="0.1925in" svg:x="3.9693in" svg:y="0.048in"><text:p text:style-name="P42"><text:span text:style-name="T24">Settings</text:span></text:p></draw:rect><draw:line draw:style-name="gr6" draw:text-style-name="P41" svg:x1="3.9701in" svg:y1="0.1441in" svg:x2="3.6339in" svg:y2="0.1441in"><text:p/></draw:line><draw:rect draw:style-name="gr7" draw:text-style-name="P41" svg:width="0.2406in" svg:height="0.9122in" svg:x="3.3929in" svg:y="0.2882in"><text:p/></draw:rect><draw:rect draw:style-name="gr8" draw:text-style-name="P43" svg:width="0.6724in" svg:height="0.1921in" svg:x="3.9693in" svg:y="0.6283in"><text:p text:style-name="P42"><text:span text:style-name="T24">Tabs</text:span></text:p></draw:rect><draw:line draw:style-name="gr9" draw:text-style-name="P41" svg:x1="3.9701in" svg:y1="0.7201in" svg:x2="3.6339in" svg:y2="0.7201in"><text:p/></draw:line><draw:rect draw:style-name="gr10" draw:text-style-name="P43" svg:width="0.6724in" svg:height="0.1921in" svg:x="3.9693in" svg:y="0.3217in"><text:p text:style-name="P42"><text:span text:style-name="T24">Tab Title</text:span></text:p></draw:rect><draw:rect draw:style-name="gr11" draw:text-style-name="P41" svg:width="1.7295in" svg:height="0.2406in" svg:x="1.1362in" svg:y="0.0138in"><text:p/></draw:rect><draw:line draw:style-name="gr12" draw:text-style-name="P41" svg:x1="2.8654in" svg:y1="0.2535in" svg:x2="3.8256in" svg:y2="0.2535in"><text:p/></draw:line><draw:line draw:style-name="gr13" draw:text-style-name="P41" svg:x1="3.8256in" svg:y1="0.2441in" svg:x2="3.8256in" svg:y2="0.4362in"><text:p/></draw:line><draw:line draw:style-name="gr14" draw:text-style-name="P41" svg:x1="3.8181in" svg:y1="0.4323in" svg:x2="3.9622in" svg:y2="0.4323in"><text:p/></draw:line><draw:rect draw:style-name="gr15" draw:text-style-name="P41" svg:width="2.2571in" svg:height="2.3531in" svg:x="1.1362in" svg:y="1.7283in"><text:p/></draw:rect><draw:rect draw:style-name="gr16" draw:text-style-name="P41" svg:width="1.3453in" svg:height="0.1925in" svg:x="1.1362in" svg:y="1.5362in"><text:p/></draw:rect><draw:rect draw:style-name="gr8" draw:text-style-name="P43" svg:width="0.7685in" svg:height="0.1921in" svg:x="3.9693in" svg:y="1.6299in"><text:p text:style-name="P42"><text:span text:style-name="T24">Panel Title</text:span></text:p></draw:rect><draw:line draw:style-name="gr17" draw:text-style-name="P41" svg:x1="3.9697in" svg:y1="1.7283in" svg:x2="2.4811in" svg:y2="1.7283in"><text:p/></draw:line><draw:line draw:style-name="gr18" draw:text-style-name="P41" svg:x1="3.3937in" svg:y1="2.2567in" svg:x2="3.9701in" svg:y2="2.2567in"><text:p/></draw:line><draw:rect draw:style-name="gr5" draw:text-style-name="P43" svg:width="0.9606in" svg:height="0.1925in" svg:x="3.9693in" svg:y="2.1555in"><text:p text:style-name="P42"><text:span text:style-name="T24">Panel Contents</text:span></text:p></draw:rect><draw:custom-shape draw:style-name="gr19" draw:text-style-name="P41"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43" svg:width="0.6724in" svg:height="0.1921in" svg:x="0in" svg:y="2.2028in"><text:p text:style-name="P42"><text:span text:style-name="T24">Deck</text:span></text:p></draw:rect><draw:rect draw:style-name="gr10" draw:text-style-name="P43" svg:width="0.865in" svg:height="0.1925in" svg:x="3.9693in" svg:y="1.3335in"><text:p text:style-name="P42"><text:span text:style-name="T24">MoreOptions</text:span></text:p></draw:rect><draw:line draw:style-name="gr20" draw:text-style-name="P41" svg:x1="3.9701in" svg:y1="1.4406in" svg:x2="3.2976in" svg:y2="1.4406in"><text:p/></draw:line><draw:rect draw:style-name="gr21" draw:text-style-name="P41" svg:width="0.2398in" svg:height="0.1449in" svg:x="3.2016in" svg:y="1.5362in"><text:p/></draw:rect><draw:line draw:style-name="gr22" draw:text-style-name="P41" svg:x1="3.3079in" svg:y1="1.4406in" svg:x2="3.3079in" svg:y2="1.5366in"><text:p/></draw:line></draw:g>Figure <text:sequence text:ref-name="refFigure10" text:name="Figure" text:formula="ooow:Figure+1" style:num-format="1">11</text:sequence>: Properties panel of Sidebar in Writer</text:p></draw:text-box></draw:frame></text:p>
      <text:p text:style-name="OOoFigure"><draw:frame text:anchor-type="paragraph" draw:z-index="5" draw:style-name="gr23" draw:text-style-name="P41"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16"><text:soft-page-break/><draw:frame draw:style-name="fr6" draw:name="Frame13" text:anchor-type="as-char" svg:width="5.961in" draw:z-index="35"><draw:text-box fo:min-height="4.1854in"><text:p text:style-name="OOoFigureCaption"><draw:frame draw:style-name="fr22" draw:name="graphics9" text:anchor-type="as-char" svg:width="5.961in" svg:height="4.0626in" draw:z-index="36"><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78443448"/>Start Center<text:alphabetical-index-mark-end text:id="IMark78443448"/></text:p></draw:text-box></draw:frame> </text:p>
      <text:p text:style-name="P6">You can also start a new document in one of the following ways.</text:p>
      <text:list xml:id="list8167437571562451636" text:style-name="OOoBullets_20_1">
        <text:list-item>
          <text:p text:style-name="P34">Use <text:span text:style-name="OOoMenuPath">File &gt; New</text:span> and choose the type of document.</text:p>
        </text:list-item>
      </text:list>
      <text:list xml:id="list37325778" text:continue-list="list37319195" text:style-name="OOoBullets_20_1">
        <text:list-item>
          <text:p text:style-name="OOoList_20_1_20_Cont.">Use the arrow next to the <text:span text:style-name="OOoMenuPath">New</text:span> button on the main toolbar. From the drop-down menu, select the type of document to be created.</text:p>
        </text:list-item>
        <text:list-item>
          <text:p text:style-name="OOoList_20_1_20_Cont.">Press <text:span text:style-name="OOoKeystroke">Control+N</text:span> on the keyboard.</text:p>
        </text:list-item>
        <text:list-item>
          <text:p text:style-name="OOoList_20_1_20_End">Use <text:span text:style-name="OOoMenuPath">File &gt; Wizards</text:span> for some special types of documents.</text:p>
        </text:list-item>
      </text:list>
      <text:p text:style-name="OOoTextBody">If a document is already open in Apache OpenOffice, the new document opens in a new window.</text:p>
      <text:h text:style-name="P39" text:outline-level="2">Opening an existing document</text:h>
      <text:p text:style-name="OOoTextBody">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17"><draw:frame draw:style-name="fr18" draw:name="graphics46" text:anchor-type="as-char" svg:width="3.3583in" svg:height="1.2319in" draw:z-index="37"><draw:image xlink:href="Pictures/100000000000017B0000008BB105B3F7.png" xlink:type="simple" xlink:show="embed" xlink:actuate="onLoad"/></draw:frame></text:p>
      <text:p text:style-name="OOoTextBody_5f_ListIntro">You can also open an existing document in one of the following ways.</text:p>
      <text:list xml:id="list37430411" text:style-name="OOoBullets_20_1">
        <text:list-item text:start-value="1">
          <text:p text:style-name="OOoList_20_1_20_Start">Choose <text:span text:style-name="OOoMenuPath">File &gt; Open</text:span><text:span text:style-name="OOoDefault">.</text:span></text:p>
        </text:list-item>
      </text:list>
      <text:list xml:id="list37314007" text:continue-list="list37325778" text:style-name="OOoBullets_20_1">
        <text:list-item>
          <text:p text:style-name="OOoList_20_1_20_Cont.">Click the <text:span text:style-name="OOoMenuPath">Open</text:span> button on the main toolbar.</text:p>
        </text:list-item>
        <text:list-item>
          <text:p text:style-name="OOoList_20_1_20_End">Press <text:span text:style-name="OOoKeystroke">Control+O</text:span> on the keyboard.</text:p>
        </text:list-item>
      </text:list>
      <text:p text:style-name="OOoTextBody"><text:soft-page-break/>In each case, the Open dialog appears. Select the file you want, and then click <text:span text:style-name="OOoMenuPath">Open</text:span>. If a document is already open in Apache OpenOffice, the second document opens in a new window.</text:p>
      <text:p text:style-name="OOoTextBody">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OOoTextBody">You can also open an existing document that is in an OpenDocument format by double-clicking on the file’s icon on the desktop or in a file manager such as Windows Explorer.</text:p>
      <text:p text:style-name="OOoTextBody">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6">To save a new document, do one of the following:</text:p>
      <text:list xml:id="list1931416145" text:style-name="OOoBullets_20_1">
        <text:list-item>
          <text:p text:style-name="OOoList_20_1_20_Start">Press <text:span text:style-name="OOoKeystroke">Control+S</text:span>.</text:p>
        </text:list-item>
      </text:list>
      <text:list xml:id="list37313142" text:continue-list="list37314007" text:style-name="OOoBullets_20_1">
        <text:list-item>
          <text:p text:style-name="OOoList_20_1_20_Cont."><text:span text:style-name="OOoDefault">Choose </text:span><text:span text:style-name="OOoMenuPath">File &gt; Save</text:span><text:span text:style-name="OOoMenuPath"><text:span text:style-name="T14"> from the menu bar.</text:span></text:span></text:p>
        </text:list-item>
        <text:list-item>
          <text:p text:style-name="OOoList_20_1_20_Cont.">Click the <text:span text:style-name="OOoMenuPath">Save </text:span>button on the main toolbar.</text:p>
        </text:list-item>
      </text:list>
      <text:p text:style-name="OOoTextBody">When the <text:span text:style-name="OOoDefault"><text:span text:style-name="T14">Save As</text:span></text:span> dialog appears, enter the file name, verify the file type (if applicable), and click <text:span text:style-name="OOoMenuPath">Save</text:span>.</text:p>
      <text:p text:style-name="OOoTextBody"><text:span text:style-name="T14">To save an open document with the current file name, choose </text:span><text:span text:style-name="OOoMenuPath">File &gt; Save</text:span><text:span text:style-name="T14">. This will overwrite the last saved state of the file.</text:span></text:p>
      <text:h text:style-name="OOoHeading_20_1" text:outline-level="2"><text:alphabetical-index-mark text:string-value="password protection"/><text:alphabetical-index-mark text:string-value="security"/>Password protection</text:h>
      <text:p text:style-name="OOoTextBody">To protect an entire document from being viewable without a password, use the option on the <text:span text:style-name="T21">Save As</text:span> dialog to enter a password.</text:p>
      <text:list xml:id="list8828791315003113115" text:style-name="OOoNum_20_123">
        <text:list-item text:start-value="1">
          <text:p text:style-name="OOoNum_20_123_20_Start">On the Save As dialog, select the <text:span text:style-name="OOoMenuPath">Save with password</text:span> option, and then click <text:span text:style-name="OOoMenuPath">Save</text:span>.<text:span text:style-name="T14"> Y</text:span>ou will receive a prompt (<text:sequence-ref text:reference-format="category-and-value" text:ref-name="refFigure13">Figure 14</text:sequence-ref>).</text:p>
        </text:list-item>
      </text:list>
      <text:p text:style-name="P10"><draw:frame draw:style-name="fr10" draw:name="Frame25" text:anchor-type="as-char" svg:y="-2.6835in" svg:width="3.9547in" draw:z-index="13"><draw:text-box fo:min-height="3.2583in"><text:p text:style-name="OOoFigureCaption"><draw:frame draw:style-name="fr22" draw:name="Image30" text:anchor-type="as-char" svg:width="3.9547in" svg:height="3.0008in" draw:z-index="14"><draw:image xlink:href="Pictures/10000000000001A7000001419EB99B1E.png" xlink:type="simple" xlink:show="embed" xlink:actuate="onLoad"/></draw:frame></text:p><text:p text:style-name="OOoFigureCaption">Figure <text:sequence text:ref-name="refFigure13" text:name="Figure" text:formula="ooow:Figure+1" style:num-format="1">14</text:sequence>: Entering a password for a document</text:p></draw:text-box></draw:frame></text:p>
      <text:list xml:id="list37314131" text:continue-numbering="true" text:style-name="OOoNum_20_123">
        <text:list-item>
          <text:p text:style-name="P28"><text:soft-page-break/>Type the same password in both <text:s/>fields, and then click <text:span text:style-name="OOoMenuPath">OK</text:span>. If the passwords match, the document is saved password protected. If the passwords do not match, you receive an error message. Close the message box to return to the Set Password dialog and enter the password agai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P18"><draw:frame draw:style-name="fr23" draw:name="graphics4" text:anchor-type="as-char" svg:y="-0.2634in" svg:width="0.4307in" svg:height="0.398in" draw:z-index="15"><draw:image xlink:href="Pictures/10000201000000500000004A5CA4FE42.png" xlink:type="simple" xlink:show="embed" xlink:actuate="onLoad"/></draw:frame></text:p>
          </table:table-cell>
          <table:table-cell table:style-name="Table6.A1" office:value-type="string">
            <text:p text:style-name="OOoTableText">Apache OpenOffice uses a very strong encryption mechanism that makes it almost impossible to recover the contents of a document if you lose the password.</text:p>
          </table:table-cell>
        </table:table-row>
      </table:table>
      <text:p text:style-name="P4">Writer and Calc provide a second level of protection, which allows a file to be viewed but not changed without a password; that is, the file opens in read-only mode.</text:p>
      <text:p text:style-name="OOoTextBody_5f_ListIntro">To protect a document from being changed:</text:p>
      <text:list xml:id="list37335187" text:continue-list="list37314131" text:style-name="OOoNum_20_123">
        <text:list-item text:start-value="1">
          <text:p text:style-name="P30">Choose <text:span text:style-name="OOoMenuPath">More Options</text:span> from the Set Password dialog<text:span text:style-name="T14">.</text:span></text:p>
        </text:list-item>
        <text:list-item>
          <text:p text:style-name="OOoNum_20_123_20_Cont."><text:span text:style-name="OOoMenuPath"><text:span text:style-name="T14">Enter the password in the </text:span></text:span><text:span text:style-name="OOoEmphasis"><text:span text:style-name="T14">Enter password to allow editing</text:span></text:span><text:span text:style-name="OOoMenuPath"><text:span text:style-name="T14"> field. Repeat the password in the </text:span></text:span><text:span text:style-name="OOoEmphasis"><text:span text:style-name="T14">Confirm password</text:span></text:span><text:span text:style-name="OOoMenuPath"><text:span text:style-name="T14"> field. Click </text:span></text:span><text:span text:style-name="OOoStrongEmphasis"><text:span text:style-name="T23">OK</text:span></text:span><text:span text:style-name="OOoDefault"><text:span text:style-name="T23">.</text:span></text:span></text:p>
        </text:list-item>
      </text:list>
      <text:h text:style-name="OOoHeading_20_2" text:outline-level="3">Saving a document <text:alphabetical-index-mark text:string-value="automatic saving"/>automatically</text:h>
      <text:p text:style-name="P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7322650" text:continue-list="list37335187" text:style-name="OOoNum_20_123">
        <text:list-item text:start-value="1">
          <text:p text:style-name="P29">Choose <text:span text:style-name="OOoMenuPath">Tools &gt; Options &gt; Load/Save &gt; General</text:span><text:span text:style-name="T14">.</text:span></text:p>
        </text:list-item>
        <text:list-item>
          <text:p text:style-name="OOoNum_20_123_20_End"><text:span text:style-name="T14">Mark </text:span><text:span text:style-name="OOoMenuPath">Save </text:span><text:alphabetical-index-mark text:string-value="autorecovery"/><text:span text:style-name="OOoMenuPath">AutoRecovery information every</text:span><text:span text:style-name="T14">, and set the time interval.</text:span></text:p>
        </text:list-item>
      </text:list>
      <text:h text:style-name="OOoHeading_20_1" text:outline-level="2">Using the Navigator</text:h>
      <text:p text:style-name="OOoTextBody">The <text:alphabetical-index-mark-start text:id="IMark69542972"/>Navigator<text:alphabetical-index-mark-end text:id="IMark6954297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o open the Navigator, click its icon <draw:frame draw:style-name="fr18" draw:name="graphics20" text:anchor-type="as-char" svg:width="0.2756in" svg:height="0.2756in" draw:z-index="16"><draw:image xlink:href="Pictures/10000000000000180000001A9B86BBFF.png" xlink:type="simple" xlink:show="embed" xlink:actuate="onLoad"/></draw:frame> on the sidebar or the Standard toolbar, or press <text:span text:style-name="OOoKeystroke">F5</text:span>, or choose <text:span text:style-name="OOoMenuPath">View &gt; Navigator</text:span> on the menu bar. The Sidebar is often the most convenient location for the Navigator.</text:p>
      <text:p text:style-name="OOoFigure"><text:soft-page-break/><draw:frame draw:style-name="fr11" draw:name="Frame8" text:anchor-type="as-char" svg:width="2.7992in" draw:z-index="17"><draw:text-box fo:min-height="3.5465in"><text:p text:style-name="OOoFigureCaption"><draw:frame draw:style-name="fr22" draw:name="graphics6" text:anchor-type="as-char" svg:width="2.7992in" svg:height="3.298in" draw:z-index="32"><draw:image xlink:href="Pictures/100000000000012F000001657583B82F.png" xlink:type="simple" xlink:show="embed" xlink:actuate="onLoad"/></draw:frame></text:p><text:p text:style-name="OOoFigureCaption">Figure <text:sequence text:ref-name="refFigure14" text:name="Figure" text:formula="ooow:Figure+1" style:num-format="1">15</text:sequence>: The Navigator</text:p></draw:text-box></draw:frame></text:p>
      <text:p text:style-name="OOoTextBody">Click the marker (+ or <text:span text:style-name="T3">triangle</text:span>) by any of the categories to display the list of <text:span text:style-name="T3">i</text:span>tems in that category. </text:p>
      <text:p text:style-name="OOoTextBody">To hide the list of categories and show only the toolbars at the top, click the <text:span text:style-name="OOoMenuPath">List Box On/Off</text:span> icon <draw:frame draw:style-name="fr24" draw:name="graphics452" text:anchor-type="as-char" svg:width="0.3154in" svg:height="0.3035in" draw:z-index="40"><draw:image xlink:href="Pictures/100000000000001B0000001AF04C4F65.png" xlink:type="simple" xlink:show="embed" xlink:actuate="onLoad"/></draw:frame>. Click this icon again to show the list box.</text:p>
      <text:p text:style-name="OOoTextBody_5f_ListIntro">The Navigator provides several convenient ways to move around a document and find items in it:</text:p>
      <text:list xml:id="list37446788" text:style-name="OOoBullets_20_1">
        <text:list-item text:start-value="1">
          <text:p text:style-name="OOoList_20_1_20_Start">When a category is showing the list of objects in it, double-click on an object to jump directly to that object’s location in the document.</text:p>
          <text:p text:style-name="OOoList_20_1_20_Start">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If you only want to see the content in a certain category, highlight the category and click the <text:span text:style-name="OOoMenuPath">Content View</text:span> icon <draw:frame draw:style-name="fr25" draw:name="graphics451" text:anchor-type="as-char" svg:y="-0.2453in" svg:width="0.3154in" svg:height="0.2992in" draw:z-index="41"><draw:image xlink:href="Pictures/100000000000001800000017923F23D8.png" xlink:type="simple" xlink:show="embed" xlink:actuate="onLoad"/></draw:frame>. Until you click the icon again, only the objects of that category will be displayed.</text:p>
      <text:list xml:id="list37419147" text:style-name="OOoBullets_20_1">
        <text:list-item text:start-value="1">
          <text:p text:style-name="P32">Click the Navigation icon <draw:frame draw:style-name="fr26" draw:name="graphics12" text:anchor-type="as-char" svg:width="0.4839in" svg:height="0.2917in" draw:z-index="42"><draw:image xlink:href="Pictures/10000000000000250000001CD447DC02.png" xlink:type="simple" xlink:show="embed" xlink:actuate="onLoad"/></draw:frame> to display the <text:alphabetical-index-mark-start text:id="IMark292351888"/>Navigation toolbar<text:alphabetical-index-mark-end text:id="IMark292351888"/> (<text:sequence-ref text:reference-format="category-and-value" text:ref-name="refFigure15">Figure 16</text:sequence-ref>). Here you can pick one of the categories and use the <text:span text:style-name="OOoMenuPath">Previous</text:span> and <text:span text:style-name="OOoMenuPath">Next</text:span> icons to move from one item to the next. This is particularly helpful for finding items like bookmarks and indexes, which can be difficult to see.</text:p>
        </text:list-item>
      </text:list>
      <text:list xml:id="list37315494" text:continue-list="list37313142" text:style-name="OOoBullets_20_1">
        <text:list-item>
          <text:p text:style-name="OOoList_20_1_20_Cont.">The names of the icons (shown in the tooltips) change to match the selected category; for example, <text:span text:style-name="OOoMenuPath">Next Graphic</text:span> or <text:span text:style-name="OOoMenuPath">Next Bookmark</text:span>.</text:p>
        </text:list-item>
      </text:list>
      <text:list xml:id="list37330143" text:continue-list="list37419147" text:style-name="OOoBullets_20_1">
        <text:list-item text:start-value="1">
          <text:p text:style-name="P33">To jump to a specific page in the document, type its page number in the box at the top of the Navigator.</text:p>
        </text:list-item>
      </text:list>
      <text:p text:style-name="OOoFigure">A bit of experimentation with the other icons will demonstrate their functions. Some component-specific uses are described in the chapters on Writer and the other components.</text:p>
      <text:p text:style-name="OOoFigure"><text:soft-page-break/><draw:frame draw:style-name="fr12" draw:name="Frame1" text:anchor-type="as-char" svg:width="2.4984in" draw:z-index="43"><draw:text-box fo:min-height="1.2366in"><text:p text:style-name="OOoFigureCaption"><draw:frame draw:style-name="fr22" draw:name="graphics7" text:anchor-type="as-char" svg:width="2.4984in" svg:height="1.0654in" draw:z-index="44"><draw:image xlink:href="Pictures/10000000000001020000006E38EB9D1E.png" xlink:type="simple" xlink:show="embed" xlink:actuate="onLoad"/></draw:frame></text:p><text:p text:style-name="OOoFigureCaption">Figure <text:sequence text:ref-name="refFigure15" text:name="Figure" text:formula="ooow:Figure+1" style:num-format="1">16</text:sequence>: Navigation toolbar</text:p></draw:text-box></draw:frame></text:p>
      <text:p text:style-name="OOoTextBody"/>
      <text:h text:style-name="P38" text:outline-level="2"><text:reference-mark-start text:name="Using Open and Save As dialogs"/>Using the Open and Save As dialogs<text:reference-mark-end text:name="Using Open and Save As dialogs"/></text:h>
      <text:p text:style-name="OOoTextBody">You can choose whether to use the OpenOffice <text:alphabetical-index-mark-start text:id="IMark149609392"/>Open and Save As dialogs<text:alphabetical-index-mark-end text:id="IMark149609392"/> or the ones provided by your operating system.</text:p>
      <text:p text:style-name="OOoTextBody_5f_ListIntro">To view or change which type of dialog OpenOffice uses:</text:p>
      <text:list xml:id="list37320488" text:continue-list="list37322650" text:style-name="OOoNum_20_123">
        <text:list-item text:start-value="1">
          <text:p text:style-name="OOoNum_20_123_20_Start"><text:span text:style-name="OOoMenuPath"><text:span text:style-name="T14">Choose </text:span></text:span><text:span text:style-name="OOoMenuPath">Tools &gt; Options &gt; OpenOffice &gt; General</text:span><text:span text:style-name="OOoMenuPath"><text:span text:style-name="T14">.</text:span></text:span></text:p>
        </text:list-item>
        <text:list-item>
          <text:p text:style-name="OOoNum_20_123_20_End"><text:span text:style-name="OOoMenuPath"><text:span text:style-name="T14">Select the </text:span></text:span><text:span text:style-name="OOoMenuPath">Use OpenOffice dialogs</text:span><text:span text:style-name="OOoMenuPath"><text:span text:style-name="T14"> option.</text:span></text:span></text:p>
        </text:list-item>
      </text:list>
      <text:p text:style-name="OOoTextBody">This section discusses the OpenOffice Open and Save As dialogs. <text:sequence-ref text:reference-format="category-and-value" text:ref-name="refFigure16">Figure 17</text:sequence-ref> shows the Save As dialog; the Open dialog is similar.</text:p>
      <text:p text:style-name="P10"><draw:frame text:anchor-type="paragraph" draw:z-index="6" draw:style-name="gr23" draw:text-style-name="P41"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5"><draw:text-box fo:min-height="4.4563i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6" text:name="Figure" text:formula="ooow:Figure+1" style:num-format="1">17</text:sequence>: The OpenOffice.org Save As dialog</text:p></draw:text-box></draw:frame></text:p>
      <text:p text:style-name="OOoTextBody_5f_ListIntro"><text:soft-page-break/>The three buttons in the top right of the OpenOffice Open and Save As dialogs are, from left to right:</text:p>
      <text:list xml:id="list37431175" text:style-name="OOoBullets_20_1">
        <text:list-item text:start-value="1">
          <text:p text:style-name="P35">Go <text:span text:style-name="OOoStrongEmphasis">Up One Level</text:span> in the folder (directory) hierarchy. Click and hold this button for a second to drop down a list of higher level folders; to go to one of the folders on the list, move the mouse pointer over its name and release the mouse button.</text:p>
        </text:list-item>
      </text:list>
      <text:list xml:id="list37319851" text:continue-list="list37315494" text:style-name="OOoBullets_20_1">
        <text:list-item>
          <text:p text:style-name="OOoList_20_1_20_Cont."><text:span text:style-name="OOoStrongEmphasis">Create New</text:span><text:span text:style-name="OOoStrongEmphasis"><text:span text:style-name="T13"> Folder</text:span></text:span><text:span text:style-name="OOoStrongEmphasis"><text:span text:style-name="T14">.</text:span></text:span></text:p>
        </text:list-item>
        <text:list-item>
          <text:p text:style-name="OOoList_20_1_20_End"><text:span text:style-name="OOoStrongEmphasis">Default Directory</text:span>.</text:p>
        </text:list-item>
      </text:list>
      <text:p text:style-name="P22">For documents (in OpenDocument format) that have been saved with more than one version, use the <text:span text:style-name="OOoMenuPath">Version</text:span> drop-down to select which version you wish to open in read-only mode. For Microsoft Office documents, only the current version can be opened.</text:p>
      <text:p text:style-name="OOoTextBody">Use the <text:span text:style-name="OOoMenuPath">File type</text:span> field to specify the type of file to be opened or the format of the file to be saved.</text:p>
      <text:p text:style-name="OOoTextBody">The <text:span text:style-name="OOoMenuPath">Read-only</text:span> option on the Open dialog opens the file for reading and printing only. Consequently, most of the toolbars disappear, and most menu options are disabled. An <text:span text:style-name="OOoStrongEmphasis">Edit File</text:span> button is displayed on the <text:span text:style-name="OOoEmphasis"><text:span text:style-name="T17">Standard toolbar</text:span></text:span> to open the file for editing.</text:p>
      <text:p text:style-name="OOoTextBody">You can open files from the Web by typing a URL in the <text:span text:style-name="OOoMenuPath">File name</text:span> field on the Open dialog.</text:p>
      <text:h text:style-name="P38" text:outline-level="2">Undoing and redoing changes</text:h>
      <text:p text:style-name="OOoTextBody">To undo the most recent <text:alphabetical-index-mark text:string-value="changes, undo and redo"/>change, press <text:span text:style-name="OOoKeystroke">Control</text:span><text:span text:style-name="OOoKeystroke"><text:span text:style-name="T2">+</text:span></text:span><text:span text:style-name="OOoKeystroke">Z</text:span><text:span text:style-name="OOoKeystroke"><text:span text:style-name="T17">,</text:span></text:span> or click the <text:alphabetical-index-mark text:string-value="undo change"/><text:span text:style-name="OOoMenuPath">Undo</text:span> icon <draw:frame draw:style-name="fr18" draw:name="graphics17" text:anchor-type="as-char" svg:width="0.2917in" svg:height="0.2398in" draw:z-index="22"><draw:image xlink:href="Pictures/100000000000001C000000171328A9CC.png" xlink:type="simple" xlink:show="embed" xlink:actuate="onLoad"/></draw:frame> on the Standard toolbar, or choose <text:span text:style-name="OOoMenuPath">Edit &gt; Undo</text:span> from the menu bar.</text:p>
      <text:p text:style-name="OOoTextBody">The Edit menu shows the latest change that can be undone (see below for an example from Writer).</text:p>
      <text:p text:style-name="P12"><draw:frame draw:style-name="fr13" draw:name="Frame30" text:anchor-type="as-char" svg:y="-0.9846in" svg:width="3.1744in" draw:z-index="46"><draw:text-box fo:min-height="1.0618in"><text:p text:style-name="P19"><draw:frame draw:style-name="fr27" draw:name="graphics18" text:anchor-type="as-char" svg:width="3.1744in" svg:height="0.7992in" draw:z-index="47"><draw:image xlink:href="Pictures/100000000000013300000060A516A3BF.png" xlink:type="simple" xlink:show="embed" xlink:actuate="onLoad"/></draw:frame></text:p><text:p text:style-name="OOoFigureCaption">Figure <text:sequence text:ref-name="refFigure17" text:name="Figure" text:formula="ooow:Figure+1" style:num-format="1">18</text:sequence>: Edit &gt; Undo last action</text:p></draw:text-box></draw:frame></text:p>
      <text:p text:style-name="OOoTextBody">Click the small triangle to the right of the <text:span text:style-name="OOoMenuPath">Undo</text:span> icon to get a list of all the changes that can be undone. You can select multiple changes and undo them at the same time.</text:p>
      <text:p text:style-name="P13"><draw:frame draw:style-name="fr12" draw:name="Frame29" text:anchor-type="as-char" svg:width="3.1854in" draw:z-index="48"><draw:text-box fo:min-height="1.5543in"><text:p text:style-name="OOoFigureCaption"><draw:frame draw:style-name="fr18" draw:name="graphics42" text:anchor-type="as-char" svg:width="3.1173in" svg:height="1.2307in" draw:z-index="49"><draw:image xlink:href="Pictures/100000000000011F00000073303E9070.png" xlink:type="simple" xlink:show="embed" xlink:actuate="onLoad"/></draw:frame></text:p><text:p text:style-name="OOoFigureCaption">Figure <text:sequence text:ref-name="refFigure18" text:name="Figure" text:formula="ooow:Figure+1" style:num-format="1">19</text:sequence>: List of actions that can be undone</text:p></draw:text-box></draw:frame></text:p>
      <text:p text:style-name="OOoTextBody">After changes have been undone, <text:span text:style-name="OOoMenuPath">Redo</text:span> becomes active. To <text:alphabetical-index-mark text:string-value="redo change"/>redo a change, select <text:span text:style-name="OOoMenuPath">Edit &gt; Redo</text:span>, or press <text:span text:style-name="OOoKeystroke">Control+Y</text:span> or click on the Redo icon. As with Undo, click on the triangle to the right of the arrow to get a list of the changes that can be reapplied.</text:p>
      <text:p text:style-name="OOoTextBody"><text:soft-page-break/>To modify the number of changes Apache OpenOffice remembers, choose <text:span text:style-name="OOoMenuPath">Tools &gt; Options &gt; OpenOffice &gt; Memory</text:span> and in the Undo section change<text:span text:style-name="OOoMenuPath"> Number of steps</text:span>. Be aware that asking Apache OpenOffice to remember more changes consumes more computer memory.</text:p>
      <text:h text:style-name="OOoHeading_20_1" text:outline-level="2">Reloading a document</text:h>
      <text:p text:style-name="OOoTextBody">Reloading is useful in two situations.</text:p>
      <text:list xml:id="list37305485" text:continue-numbering="true" text:style-name="OOoBullets_20_1">
        <text:list-item>
          <text:p text:style-name="OOoList_20_1_20_Start">You may want to discard all the changes made in an editing session after the last document save.</text:p>
        </text:list-item>
        <text:list-item>
          <text:p text:style-name="OOoList_20_1_20_End">You may have made some formatting changes that do not show until the document has been closed and reopened; reloading has the same result.</text:p>
        </text:list-item>
      </text:list>
      <text:p text:style-name="OOoTextBody">To reload a document, go to <text:span text:style-name="OOoMenuPath">File &gt; Reload</text:span> on the Menu bar. If you have made changes to a file since the last save, a confirmation dialog will warn you that reloading will discard your last changes. Choose whether to save or discard the changes.</text:p>
      <text:p text:style-name="OOoTextBody">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9">To <text:alphabetical-index-mark text:string-value="closing" text:key1="document"/>close a document, choose <text:span text:style-name="OOoMenuPath">File &gt; Close</text:span>.</text:p>
      <text:p text:style-name="OOoTextBody">You can also close a document by clicking on the <text:span text:style-name="OOoMenuPath">Close</text:span> icon on the document window. This button may look like the X shown in <text:sequence-ref text:reference-format="category-and-value" text:ref-name="refFigure19">Figure 20</text:sequence-ref>. It may be in a different location on your operating system.</text:p>
      <text:p text:style-name="OOoFigure"><draw:frame draw:style-name="fr12" draw:name="Frame7" text:anchor-type="as-char" svg:width="3.0807in" draw:z-index="23"><draw:text-box fo:min-height="1.028in"><text:p text:style-name="OOoFigureCaption"><draw:frame draw:style-name="fr18" draw:name="graphics21" text:anchor-type="as-char" svg:width="3.002in" svg:height="0.778in" draw:z-index="27"><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text:p></draw:text-box></draw:frame></text:p>
      <text:p text:style-name="OOoTextBody">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OOoTextBody">If only one OpenOffice window is open, it looks like the sample shown on the right in <text:sequence-ref text:reference-format="category-and-value" text:ref-name="refFigure19">Figure 20</text:sequence-ref>. Notice the small X below the large X. Clicking the small X closes the document but leaves <text:s/>OpenOffice open. Clicking the large X closes Apache OpenOffice completely.</text:p>
      <text:p text:style-name="OOoTextBody_5f_ListIntro">If the document has not been saved since the last change, a message box is displayed. Choose whether to save or discard your changes.</text:p>
      <text:list xml:id="list37444015" text:style-name="OOoBullets_20_1">
        <text:list-item>
          <text:p text:style-name="P34"><text:span text:style-name="OOoMenuPath">Save</text:span><text:span text:style-name="OOoDefault">:</text:span> The document is saved and then closed.</text:p>
        </text:list-item>
      </text:list>
      <text:list xml:id="list37303167" text:continue-list="list37305485"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Caution</text:p>
            <text:p text:style-name="P20"><draw:frame draw:style-name="fr23" draw:name="graphics19" text:anchor-type="as-char" svg:y="-0.2634in" svg:width="0.4307in" svg:height="0.398in" draw:z-index="8"><draw:image xlink:href="Pictures/10000201000000500000004A5CA4FE42.png" xlink:type="simple" xlink:show="embed" xlink:actuate="onLoad"/></draw:frame></text:p>
          </table:table-cell>
          <table:table-cell table:style-name="Table2.A1" office:value-type="string">
            <text:p text:style-name="OOoTableText">Not saving your document could result in the loss of recently made changes, or worse still, your entire file.</text:p>
          </table:table-cell>
        </table:table-row>
      </table:table>
      <text:h text:style-name="OOoHeading_20_1" text:outline-level="2">Closing Apache OpenOffice</text:h>
      <text:p text:style-name="OOoTextBody">To <text:alphabetical-index-mark text:string-value="closing OpenOffice.org"/>close Apache OpenOffice completely, choose <text:span text:style-name="OOoMenuPath">File &gt; Exit,</text:span> or close the last open document as described in “<text:reference-ref text:reference-format="text" text:ref-name="Closing a document">Closing a document</text:reference-ref>” above.</text:p>
      <text:p text:style-name="OOoTextBody"><text:span text:style-name="T14">If all the documents have been saved, Apache OpenOffice closes immediately. If any documents have been modified but not saved, a warning message appears. Follow the procedure in “</text:span><text:span text:style-name="T14"><text:reference-ref text:reference-format="text" text:ref-name="Closing a document">Closing a document</text:reference-ref></text:span><text:span text:style-name="T14">” to save or discard your changes.</text:span></text:p>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20</text:page-number></text:p>
      </style:footer>
    </style:master-page>
    <style:master-page style:name="OOoFrontMatter" style:page-layout-name="Mpm7">
      <style:footer>
        <text:p text:style-name="MP2"><text:title>Chapter 1 
Introducing Apache OpenOffice</text:title> | <text:page-number text:select-page="current">20</text:page-number></text:p>
      </style:footer>
      <style:footer-left>
        <text:p text:style-name="OOoFooter"><text:page-number text:select-page="current">20</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1-04-22T17:09:20.99</dc:date>
    <dc:creator>Keith McKenna</dc:creator>
    <meta:editing-duration>PT10H43M36S</meta:editing-duration>
    <meta:editing-cycles>56</meta:editing-cycles>
    <meta:generator>OpenOffice/4.1.9$Win32 OpenOffice.org_project/419m1$Build-9805</meta:generator>
    <meta:document-statistic meta:table-count="3" meta:image-count="23" meta:object-count="0" meta:page-count="20" meta:paragraph-count="278" meta:word-count="5309" meta:character-count="31066"/>
    <meta:user-defined meta:name="Info 1"/>
    <meta:user-defined meta:name="Info 2"/>
    <meta:user-defined meta:name="Info 3"/>
    <meta:user-defined meta:name="Info 4"/>
    <meta:template xlink:type="simple" xlink:actuate="onRequest" xlink:title="AOOdoc" xlink:href="../../../../../AppData/Roaming/OpenOffice/4/user/template/AOOdoc.ott" meta:date="2021-03-25T18:44:35.72"/>
  </office:meta>
</office:document-meta>
</file>